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c3c6" officeooo:paragraph-rsid="0002c3c6"/>
    </style:style>
    <style:style style:name="P2" style:family="paragraph" style:parent-style-name="Standard">
      <style:paragraph-properties fo:text-align="start" style:justify-single-word="false"/>
      <style:text-properties officeooo:rsid="0002c3c6" officeooo:paragraph-rsid="0002c3c6"/>
    </style:style>
    <style:style style:name="P3" style:family="paragraph" style:parent-style-name="Standard">
      <style:paragraph-properties fo:text-align="start" style:justify-single-word="false"/>
      <style:text-properties fo:font-weight="bold" officeooo:rsid="0002c3c6" officeooo:paragraph-rsid="0002c3c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6e63b" officeooo:paragraph-rsid="0006e63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8bf30" officeooo:paragraph-rsid="0008bf3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d7932" officeooo:paragraph-rsid="000d7932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dbab7" officeooo:paragraph-rsid="000dbab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dcbff" officeooo:paragraph-rsid="000dcbff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d2756" officeooo:paragraph-rsid="000d2756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17d78" officeooo:paragraph-rsid="00117d78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2c3c6" officeooo:paragraph-rsid="0002c3c6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480db" officeooo:paragraph-rsid="0006e63b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480db" officeooo:paragraph-rsid="0008bf30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480db" officeooo:paragraph-rsid="0009c4df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06e63b" officeooo:paragraph-rsid="0008bf30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08bf30" officeooo:paragraph-rsid="0009c4df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0c4089" officeooo:paragraph-rsid="000c4089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0d2756" officeooo:paragraph-rsid="000d2756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0d7932" officeooo:paragraph-rsid="000d7932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0dbab7" officeooo:paragraph-rsid="000dbab7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0dcbff" officeooo:paragraph-rsid="000dcbff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0dcbff" officeooo:paragraph-rsid="000f30a0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117d78" officeooo:paragraph-rsid="00117d78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4pt" officeooo:rsid="0002c3c6" officeooo:paragraph-rsid="0002c3c6" style:font-size-asian="14pt" style:font-size-complex="14pt"/>
    </style:style>
    <style:style style:name="P25" style:family="paragraph" style:parent-style-name="Standard" style:list-style-name="L1">
      <style:paragraph-properties fo:text-align="start" style:justify-single-word="false"/>
      <style:text-properties fo:font-weight="normal" officeooo:rsid="000c4089" officeooo:paragraph-rsid="000c4089" style:font-weight-asian="normal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fo:font-weight="normal" officeooo:rsid="000c4089" officeooo:paragraph-rsid="000c4089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0fc8eb" officeooo:paragraph-rsid="000d2756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117d78" officeooo:paragraph-rsid="00117d78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144fc4" officeooo:paragraph-rsid="00144fc4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149ee4" officeooo:paragraph-rsid="00149ee4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bold" officeooo:rsid="00149ee4" officeooo:paragraph-rsid="00149ee4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weight="bold" officeooo:rsid="0014acde" officeooo:paragraph-rsid="0014acde" style:font-weight-asian="bold" style:font-weight-complex="bold"/>
    </style:style>
    <style:style style:name="T1" style:family="text">
      <style:text-properties officeooo:rsid="00050e2d"/>
    </style:style>
    <style:style style:name="T2" style:family="text">
      <style:text-properties fo:font-weight="bold" officeooo:rsid="0009c4df" style:font-weight-asian="bold" style:font-weight-complex="bold"/>
    </style:style>
    <style:style style:name="T3" style:family="text">
      <style:text-properties fo:font-weight="bold" officeooo:rsid="00144fc4" style:font-weight-asian="bold" style:font-weight-complex="bold"/>
    </style:style>
    <style:style style:name="T4" style:family="text">
      <style:text-properties fo:font-weight="normal" officeooo:rsid="000dcbff" style:font-weight-asian="normal" style:font-weight-complex="normal"/>
    </style:style>
    <style:style style:name="T5" style:family="text">
      <style:text-properties fo:font-weight="normal" officeooo:rsid="000fc8eb" style:font-weight-asian="normal" style:font-weight-complex="normal"/>
    </style:style>
    <style:style style:name="T6" style:family="text">
      <style:text-properties officeooo:rsid="000e91ad"/>
    </style:style>
    <style:style style:name="T7" style:family="text">
      <style:text-properties officeooo:rsid="000f30a0"/>
    </style:style>
    <style:style style:name="T8" style:family="text">
      <style:text-properties officeooo:rsid="0012548c"/>
    </style:style>
    <style:style style:name="T9" style:family="text">
      <style:text-properties officeooo:rsid="00144fc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Process Book</text:p>
      <text:p text:style-name="P1"/>
      <text:p text:style-name="P3">Maandag 4 juni</text:p>
      <text:p text:style-name="P3"/>
      <text:p text:style-name="P12">Planning gemaakt wie wat gaat doen voor dinsdag, trello aangemaakt voor comminucatie en github aangemaakt door Peter. <text:span text:style-name="T1">Dataset uitgekozen: KNMI Weather.</text:span></text:p>
      <text:p text:style-name="P12"/>
      <text:p text:style-name="P4">Dinsdag 5 juni</text:p>
      <text:p text:style-name="P4"/>
      <text:p text:style-name="P15">Ieder heeft zelfstandig gewerkt. Data gedownload, en onderzocht. Attributes geclassificeerd door Pasqual, eerste code gemaakt voor omzetten van .txt naar .csv door Peter en Jochem. </text:p>
      <text:p text:style-name="P13"/>
      <text:p text:style-name="P5">Woensdag 6 juni</text:p>
      <text:p text:style-name="P5"/>
      <text:p text:style-name="P16">Taakverdeling: Pasqual lege data invullen. Jochem kijken naar decision trees, Peter clusteren data en begrijpen van data d.m.v. grafieken, Maurice begrijpen van Pandas.</text:p>
      <text:p text:style-name="P14"/>
      <text:p text:style-name="P14"><text:span text:style-name="T2">Donderdag 7 juni</text:span> </text:p>
      <text:p text:style-name="P3"/>
      <text:p text:style-name="P17">De data is opgedeeld in 4 clusters:</text:p>
      <text:list xml:id="list6138503697791963772" text:style-name="L1">
        <text:list-item>
          <text:p text:style-name="P25">Gegevens over wind: Jochem</text:p>
        </text:list-item>
        <text:list-item>
          <text:p text:style-name="P25">Gegevens over temperatuur: Maurice</text:p>
        </text:list-item>
        <text:list-item>
          <text:p text:style-name="P25">Gegevens over zonneschijn en luchtdruk: Pasqual</text:p>
        </text:list-item>
        <text:list-item>
          <text:p text:style-name="P25">Gegevens over luchtvochtigheid: Peter</text:p>
        </text:list-item>
      </text:list>
      <text:p text:style-name="P17"/>
      <text:p text:style-name="P17">Elk van de clusters:</text:p>
      <text:list xml:id="list669474329526888548" text:style-name="L2">
        <text:list-item>
          <text:p text:style-name="P26">Beschrijving van het cluster</text:p>
        </text:list-item>
        <text:list-item>
          <text:p text:style-name="P26">Beschrijving van elk van de variabelen binnen het cluster</text:p>
        </text:list-item>
        <text:list-item>
          <text:p text:style-name="P26">Welke stations welke variabelen hebben gemeten.</text:p>
        </text:list-item>
        <text:list-item>
          <text:p text:style-name="P26">Ideeën over hoe je variabelen het best gevisualiseerd kunnen worden (schaalverdeling, tijdbestek, etc.)</text:p>
        </text:list-item>
      </text:list>
      <text:p text:style-name="P17"/>
      <text:p text:style-name="P18">Peter: </text:p>
      <text:p text:style-name="P18">ik heb in Datavisualisatiev1.1.py gecreerd met een aantal dingen toegevoegd: </text:p>
      <text:p text:style-name="P18">- procedure avg_over_year_all_stn: gemiddelden over alle stations</text:p>
      <text:p text:style-name="P18">- nanmean() - heb nanmean gebruikt ipv mean, om NaN values aan te kunnen</text:p>
      <text:p text:style-name="P18">- procedure boxplot_att om box plotjes te maken.</text:p>
      <text:p text:style-name="P18"/>
      <text:p text:style-name="P6">Vrijdag – Zaterdag – Zondag – Maandag</text:p>
      <text:p text:style-name="P6"/>
      <text:p text:style-name="P19">Allen hebben we gewerkt aan onze toegewezen clusters.</text:p>
      <text:p text:style-name="P19"/>
      <text:p text:style-name="P7">Dinsdag 12 juni</text:p>
      <text:p text:style-name="P7"/>
      <text:p text:style-name="P20">Taken besproken over hoe we de variabelen gaan taggen en bestanden doorgelezen voor het maken van de opdrachten voor week 2.</text:p>
      <text:p text:style-name="P7"/>
      <text:p text:style-name="P8">Woensdag 13 juni</text:p>
      <text:p text:style-name="P8"/>
      <text:p text:style-name="P21">Taken verdeeld over groepsleden:</text:p>
      <text:p text:style-name="P21">- Pasqual: Functies om visueel en non-visueel attributes met elkaar te vergelijken</text:p>
      <text:p text:style-name="P21">- Peter: Bokeh <text:span text:style-name="T6">Visualisatie</text:span></text:p>
      <text:p text:style-name="P22"><text:soft-page-break/>- Maurice: <text:span text:style-name="T7">Univariate plots en univariate gegevens</text:span></text:p>
      <text:p text:style-name="P9">- <text:span text:style-name="T4">Jochem: Werken aan machine learning algoritmen </text:span><text:span text:style-name="T5">en framework regressie</text:span></text:p>
      <text:p text:style-name="P27"/>
      <text:p text:style-name="P10">Donderdag – Vrijdag – Zaterdag – Zondag – Maandag – <text:span text:style-name="T9">Dinsdag</text:span></text:p>
      <text:p text:style-name="P10"/>
      <text:p text:style-name="P23">Werken aan de culsters, de univariate gegevens verzamelen, en verbanden proberen te vinden tussen variabelen. <text:span text:style-name="T8">De GitHub is opgeschoond.</text:span></text:p>
      <text:p text:style-name="P23"/>
      <text:p text:style-name="P23"><text:s/><text:span text:style-name="T3">Woensdag 20 juni</text:span></text:p>
      <text:p text:style-name="P23"/>
      <text:p text:style-name="P29">Taakverdeling:</text:p>
      <text:p text:style-name="P29">- Jochem: verder werken aan regressie</text:p>
      <text:p text:style-name="P29">- Peter: Technisch Rapport</text:p>
      <text:p text:style-name="P29">- Maurice: Bokeh / GitHub Pages</text:p>
      <text:p text:style-name="P29">- Pasqual: Demo / Verhaallijn en volgrode</text:p>
      <text:p text:style-name="P29"/>
      <text:p text:style-name="P31">Donderdag 21 juni</text:p>
      <text:p text:style-name="P31"/>
      <text:p text:style-name="P30">Werken aan taken</text:p>
      <text:p text:style-name="P30"/>
      <text:p text:style-name="P32">Vrijdag 22 juni</text:p>
      <text:p text:style-name="P1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1:35:32.694668531</meta:creation-date>
    <dc:date>2018-06-22T09:04:37.777958337</dc:date>
    <meta:editing-duration>PT33M45S</meta:editing-duration>
    <meta:editing-cycles>22</meta:editing-cycles>
    <meta:generator>LibreOffice/5.1.6.2$Linux_X86_64 LibreOffice_project/10m0$Build-2</meta:generator>
    <meta:document-statistic meta:table-count="0" meta:image-count="0" meta:object-count="0" meta:page-count="2" meta:paragraph-count="44" meta:word-count="329" meta:character-count="2202" meta:non-whitespace-character-count="1912"/>
  </office:meta>
</office:document-meta>
</file>